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 svg:font-family="'Futura Std Condensed'"/>
    <style:font-face style:name="Futura Std Condensed Light" svg:font-family="'Futura Std Condensed Light'" style:font-adornments="Light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Futura Std Condensed Light" fo:font-size="14pt" fo:language="fr" fo:country="FR" officeooo:rsid="0040283b" officeooo:paragraph-rsid="000256b5" style:font-size-asian="14pt" style:font-size-complex="14pt"/>
    </style:style>
    <style:style style:name="P2" style:family="paragraph" style:parent-style-name="Standard">
      <style:text-properties style:font-name="Futura Std Condensed Light" fo:font-size="14pt" fo:language="fr" fo:country="FR" officeooo:rsid="0040283b" officeooo:paragraph-rsid="000501d8" style:font-size-asian="14pt" style:font-size-complex="14pt"/>
    </style:style>
    <style:style style:name="P3" style:family="paragraph" style:parent-style-name="Standard">
      <style:text-properties style:font-name="Futura Std Condensed Light" fo:font-size="14pt" fo:language="fr" fo:country="FR" officeooo:rsid="002200f8" officeooo:paragraph-rsid="000256b5" style:font-size-asian="14pt" style:font-size-complex="14pt"/>
    </style:style>
    <style:style style:name="P4" style:family="paragraph" style:parent-style-name="Standard">
      <style:text-properties style:font-name="Futura Std Condensed Light" fo:font-size="14pt" fo:language="fr" fo:country="FR" officeooo:rsid="00075189" officeooo:paragraph-rsid="00075189" style:font-size-asian="14pt" style:font-size-complex="14pt"/>
    </style:style>
    <style:style style:name="P5" style:family="paragraph" style:parent-style-name="Standard">
      <style:text-properties style:font-name="Futura Std Condensed Light" fo:font-size="14pt" fo:language="fr" fo:country="FR" style:text-underline-style="none" officeooo:rsid="0040283b" officeooo:paragraph-rsid="000256b5" style:font-size-asian="14pt" style:font-size-complex="14pt"/>
    </style:style>
    <style:style style:name="P6"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0256b5" officeooo:paragraph-rsid="000256b5" style:letter-kerning="true" fo:background-color="transparent" style:font-size-asian="18pt" style:font-style-asian="normal" style:font-weight-asian="normal" style:font-size-complex="18pt" style:text-emphasize="none"/>
    </style:style>
    <style:style style:name="P7" style:family="paragraph" style:parent-style-name="Standard">
      <style:text-properties fo:language="fr" fo:country="FR" officeooo:paragraph-rsid="00075189"/>
    </style:style>
    <style:style style:name="P8" style:family="paragraph" style:parent-style-name="Standard">
      <style:text-properties fo:language="fr" fo:country="FR" officeooo:paragraph-rsid="00084efa"/>
    </style:style>
    <style:style style:name="P9" style:family="paragraph" style:parent-style-name="Standard">
      <style:text-properties fo:language="fr" fo:country="FR" officeooo:paragraph-rsid="0008b4a2"/>
    </style:style>
    <style:style style:name="P10" style:family="paragraph" style:parent-style-name="Standard">
      <style:text-properties fo:language="fr" fo:country="FR" officeooo:paragraph-rsid="000d6318"/>
    </style:style>
    <style:style style:name="P11" style:family="paragraph" style:parent-style-name="Standard">
      <style:text-properties fo:color="#00a933" loext:opacity="100%" style:font-name="Futura Std Condensed Light" fo:font-size="14pt" fo:language="fr" fo:country="FR" officeooo:rsid="0006ce79" officeooo:paragraph-rsid="0006ce79" style:font-size-asian="14pt" style:font-size-complex="14pt"/>
    </style:style>
    <style:style style:name="P12" style:family="paragraph" style:parent-style-name="Standard">
      <style:text-properties fo:language="fr" fo:country="FR" officeooo:paragraph-rsid="000d6318"/>
    </style:style>
    <style:style style:name="P13" style:family="paragraph" style:parent-style-name="Standard">
      <style:text-properties fo:language="fr" fo:country="FR" officeooo:paragraph-rsid="001da5e3"/>
    </style:style>
    <style:style style:name="P14" style:family="paragraph" style:parent-style-name="Standard">
      <style:text-properties style:font-name="Futura Std Condensed Light" fo:font-size="14pt" fo:language="fr" fo:country="FR" officeooo:rsid="0040283b" officeooo:paragraph-rsid="00147c1b" style:font-size-asian="14pt" style:font-size-complex="14pt"/>
    </style:style>
    <style:style style:name="P15" style:family="paragraph" style:parent-style-name="Standard">
      <style:text-properties style:font-name="Futura Std Condensed Light" fo:font-size="14pt" fo:language="fr" fo:country="FR" officeooo:rsid="0040283b" officeooo:paragraph-rsid="000256b5" style:font-size-asian="14pt" style:font-size-complex="14pt"/>
    </style:style>
    <style:style style:name="P16" style:family="paragraph" style:parent-style-name="Standard">
      <style:text-properties style:font-name="Futura Std Condensed Light" fo:font-size="14pt" fo:language="fr" fo:country="FR" officeooo:rsid="0040283b" officeooo:paragraph-rsid="00173af6" style:font-size-asian="14pt" style:font-size-complex="14pt"/>
    </style:style>
    <style:style style:name="P17" style:family="paragraph" style:parent-style-name="Standard">
      <style:text-properties style:font-name="Futura Std Condensed Light" fo:font-size="14pt" fo:language="fr" fo:country="FR" officeooo:rsid="0040283b" officeooo:paragraph-rsid="0019f3b8" style:font-size-asian="14pt" style:font-size-complex="14pt"/>
    </style:style>
    <style:style style:name="P18" style:family="paragraph" style:parent-style-name="Standard">
      <style:text-properties style:font-name="Futura Std Condensed Light" fo:font-size="14pt" fo:language="fr" fo:country="FR" officeooo:rsid="0040283b" officeooo:paragraph-rsid="0020e507" style:font-size-asian="14pt" style:font-size-complex="14pt"/>
    </style:style>
    <style:style style:name="P19" style:family="paragraph" style:parent-style-name="Standard">
      <style:text-properties style:font-name="Futura Std Condensed Light" fo:font-size="14pt" fo:language="fr" fo:country="FR" style:text-underline-style="none" officeooo:rsid="0040283b" officeooo:paragraph-rsid="00147c1b" style:font-size-asian="14pt" style:font-size-complex="14pt"/>
    </style:style>
    <style:style style:name="P20" style:family="paragraph" style:parent-style-name="Standard">
      <style:text-properties style:font-name="Futura Std Condensed Light" fo:font-size="14pt" fo:language="fr" fo:country="FR" style:text-underline-style="none" officeooo:rsid="0040283b" officeooo:paragraph-rsid="0017d131" style:font-size-asian="14pt" style:font-size-complex="14pt"/>
    </style:style>
    <style:style style:name="P21" style:family="paragraph" style:parent-style-name="Standard">
      <style:text-properties style:font-name="Futura Std Condensed Light" fo:font-size="14pt" fo:language="fr" fo:country="FR" style:text-underline-style="none" officeooo:rsid="0040283b" officeooo:paragraph-rsid="000256b5" style:font-size-asian="14pt" style:font-size-complex="14pt"/>
    </style:style>
    <style:style style:name="P22" style:family="paragraph" style:parent-style-name="Standard">
      <style:text-properties style:font-name="Futura Std Condensed Light" fo:font-size="14pt" fo:language="fr" fo:country="FR" style:text-underline-style="none" officeooo:rsid="0040283b" officeooo:paragraph-rsid="001f392e" style:font-size-asian="14pt" style:font-size-complex="14pt"/>
    </style:style>
    <style:style style:name="P23" style:family="paragraph" style:parent-style-name="Standard">
      <style:text-properties style:font-name="Futura Std Condensed Light" fo:font-size="14pt" fo:language="fr" fo:country="FR" style:text-underline-style="none" officeooo:rsid="0040283b" officeooo:paragraph-rsid="0020e507" style:font-size-asian="14pt" style:font-size-complex="14pt"/>
    </style:style>
    <style:style style:name="T1" style:family="text">
      <style:text-properties style:text-underline-style="none" officeooo:rsid="004740f5" fo:background-color="transparent" loext:char-shading-value="0"/>
    </style:style>
    <style:style style:name="T2" style:family="text">
      <style:text-properties style:text-underline-style="none" officeooo:rsid="001900db" fo:background-color="transparent" loext:char-shading-value="0"/>
    </style:style>
    <style:style style:name="T3" style:family="text">
      <style:text-properties style:text-underline-style="none" officeooo:rsid="00105a80" fo:background-color="transparent" loext:char-shading-value="0"/>
    </style:style>
    <style:style style:name="T4" style:family="text">
      <style:text-properties style:text-underline-style="none" officeooo:rsid="00721c28" fo:background-color="transparent" loext:char-shading-value="0"/>
    </style:style>
    <style:style style:name="T5" style:family="text">
      <style:text-properties style:text-underline-style="none" officeooo:rsid="004653c4" fo:background-color="transparent" loext:char-shading-value="0"/>
    </style:style>
    <style:style style:name="T6" style:family="text">
      <style:text-properties style:text-underline-style="none" officeooo:rsid="00899dc3" fo:background-color="transparent" loext:char-shading-value="0"/>
    </style:style>
    <style:style style:name="T7" style:family="text">
      <style:text-properties style:text-underline-style="none" officeooo:rsid="00764c2d" fo:background-color="transparent" loext:char-shading-value="0"/>
    </style:style>
    <style:style style:name="T8" style:family="text">
      <style:text-properties style:text-underline-style="none" officeooo:rsid="000256b5" fo:background-color="transparent" loext:char-shading-value="0"/>
    </style:style>
    <style:style style:name="T9" style:family="text">
      <style:text-properties style:text-underline-style="none" officeooo:rsid="00037e78" fo:background-color="transparent" loext:char-shading-value="0"/>
    </style:style>
    <style:style style:name="T10" style:family="text">
      <style:text-properties style:text-underline-style="none" officeooo:rsid="00707bd7" fo:background-color="transparent" loext:char-shading-value="0"/>
    </style:style>
    <style:style style:name="T11" style:family="text">
      <style:text-properties style:text-underline-style="none" officeooo:rsid="0004ff16" fo:background-color="transparent" loext:char-shading-value="0"/>
    </style:style>
    <style:style style:name="T12" style:family="text">
      <style:text-properties style:text-underline-style="none" officeooo:rsid="0076d087" fo:background-color="transparent" loext:char-shading-value="0"/>
    </style:style>
    <style:style style:name="T13" style:family="text">
      <style:text-properties style:text-underline-style="none" officeooo:rsid="000ebb93" fo:background-color="transparent" loext:char-shading-value="0"/>
    </style:style>
    <style:style style:name="T14" style:family="text">
      <style:text-properties style:text-underline-style="none" officeooo:rsid="000fd688" fo:background-color="transparent" loext:char-shading-value="0"/>
    </style:style>
    <style:style style:name="T15" style:family="text">
      <style:text-properties style:text-underline-style="none" officeooo:rsid="007938e9" fo:background-color="transparent" loext:char-shading-value="0"/>
    </style:style>
    <style:style style:name="T16" style:family="text">
      <style:text-properties style:text-underline-style="none" officeooo:rsid="00169e0e" fo:background-color="transparent" loext:char-shading-value="0"/>
    </style:style>
    <style:style style:name="T17" style:family="text">
      <style:text-properties style:text-underline-style="none" officeooo:rsid="010b4fb4" fo:background-color="transparent" loext:char-shading-value="0"/>
    </style:style>
    <style:style style:name="T18" style:family="text">
      <style:text-properties style:text-underline-style="none" officeooo:rsid="00173af6" fo:background-color="transparent" loext:char-shading-value="0"/>
    </style:style>
    <style:style style:name="T19" style:family="text">
      <style:text-properties style:text-underline-style="none" officeooo:rsid="007d6c42" fo:background-color="transparent" loext:char-shading-value="0"/>
    </style:style>
    <style:style style:name="T20" style:family="text">
      <style:text-properties style:text-underline-style="none" officeooo:rsid="01052ab7" fo:background-color="transparent" loext:char-shading-value="0"/>
    </style:style>
    <style:style style:name="T21" style:family="text">
      <style:text-properties style:text-underline-style="none" officeooo:rsid="007ee82c" fo:background-color="transparent" loext:char-shading-value="0"/>
    </style:style>
    <style:style style:name="T22" style:family="text">
      <style:text-properties style:text-underline-style="none" officeooo:rsid="00413233"/>
    </style:style>
    <style:style style:name="T23" style:family="text">
      <style:text-properties style:text-underline-style="none" officeooo:rsid="0042ce9a"/>
    </style:style>
    <style:style style:name="T24" style:family="text">
      <style:text-properties style:text-underline-style="none" officeooo:rsid="00925b0d"/>
    </style:style>
    <style:style style:name="T25" style:family="text">
      <style:text-properties style:text-underline-style="none" officeooo:rsid="004580dd"/>
    </style:style>
    <style:style style:name="T26" style:family="text">
      <style:text-properties style:text-underline-style="none" officeooo:rsid="000256b5"/>
    </style:style>
    <style:style style:name="T27" style:family="text">
      <style:text-properties style:text-underline-style="none" officeooo:rsid="00037e78"/>
    </style:style>
    <style:style style:name="T28" style:family="text">
      <style:text-properties style:text-underline-style="none" officeooo:rsid="0004ff16"/>
    </style:style>
    <style:style style:name="T29" style:family="text">
      <style:text-properties style:text-underline-style="none" officeooo:rsid="000501d8"/>
    </style:style>
    <style:style style:name="T30" style:family="text">
      <style:text-properties style:text-underline-style="none" officeooo:rsid="0008b4a2"/>
    </style:style>
    <style:style style:name="T31" style:family="text">
      <style:text-properties style:text-underline-style="none" officeooo:rsid="00147c1b"/>
    </style:style>
    <style:style style:name="T32" style:family="text">
      <style:text-properties style:font-name="Futura Std Condensed"/>
    </style:style>
    <style:style style:name="T33" style:family="text">
      <style:text-properties style:font-name="Futura Std Condensed" style:text-underline-style="solid" style:text-underline-width="auto" style:text-underline-color="font-color"/>
    </style:style>
    <style:style style:name="T34" style:family="text">
      <style:text-properties style:font-name="Futura Std Condensed" style:text-underline-style="solid" style:text-underline-width="auto" style:text-underline-color="font-color" officeooo:rsid="00413233"/>
    </style:style>
    <style:style style:name="T35" style:family="text">
      <style:text-properties style:font-name="Futura Std Condensed" style:text-underline-style="solid" style:text-underline-width="auto" style:text-underline-color="font-color" officeooo:rsid="004653c4"/>
    </style:style>
    <style:style style:name="T36" style:family="text">
      <style:text-properties style:font-name="Futura Std Condensed" fo:font-size="14pt" style:text-underline-style="solid" style:text-underline-width="auto" style:text-underline-color="font-color" officeooo:rsid="00413233" style:font-size-asian="14pt" style:font-size-complex="14pt"/>
    </style:style>
    <style:style style:name="T37" style:family="text">
      <style:text-properties style:font-name="Futura Std Condensed" fo:font-size="14pt" style:text-underline-style="solid" style:text-underline-width="auto" style:text-underline-color="font-color" officeooo:rsid="0040283b" style:font-size-asian="14pt" style:font-size-complex="14pt"/>
    </style:style>
    <style:style style:name="T38" style:family="text">
      <style:text-properties style:font-name="Futura Std Condensed" fo:font-size="14pt" officeooo:rsid="00075189" style:font-size-asian="14pt" style:font-size-complex="14pt"/>
    </style:style>
    <style:style style:name="T39" style:family="text">
      <style:text-properties style:font-name="Futura Std Condensed" fo:font-size="14pt" officeooo:rsid="00084efa" style:font-size-asian="14pt" style:font-size-complex="14pt"/>
    </style:style>
    <style:style style:name="T40" style:family="text">
      <style:text-properties style:font-name="Futura Std Condensed" fo:font-size="14pt" officeooo:rsid="0008b4a2" style:font-size-asian="14pt" style:font-size-complex="14pt"/>
    </style:style>
    <style:style style:name="T41" style:family="text">
      <style:text-properties style:font-name="Futura Std Condensed" fo:font-size="14pt" style:text-underline-style="none" officeooo:rsid="0076d087" fo:background-color="transparent" loext:char-shading-value="0" style:font-size-asian="14pt" style:font-size-complex="14pt"/>
    </style:style>
    <style:style style:name="T42" style:family="text">
      <style:text-properties style:font-name="Futura Std Condensed" fo:font-size="14pt" style:text-underline-style="none" officeooo:rsid="007d6c42" fo:background-color="transparent" loext:char-shading-value="0" style:font-size-asian="14pt" style:font-size-complex="14pt"/>
    </style:style>
    <style:style style:name="T43" style:family="text">
      <style:text-properties style:font-name="Futura Std Condensed" fo:font-size="14pt" style:text-underline-style="none" officeooo:rsid="000a3318" fo:background-color="transparent" loext:char-shading-value="0" style:font-size-asian="14pt" style:font-size-complex="14pt"/>
    </style:style>
    <style:style style:name="T44" style:family="text">
      <style:text-properties style:font-name="Futura Std Condensed" style:text-underline-style="none" officeooo:rsid="00037e78" fo:background-color="transparent" loext:char-shading-value="0"/>
    </style:style>
    <style:style style:name="T45" style:family="text">
      <style:text-properties style:font-name="Futura Std Condensed" style:text-underline-style="none" officeooo:rsid="0004ff16" fo:background-color="transparent" loext:char-shading-value="0"/>
    </style:style>
    <style:style style:name="T46" style:family="text">
      <style:text-properties style:font-name="Futura Std Condensed" style:text-underline-style="none" officeooo:rsid="00764c2d" fo:background-color="transparent" loext:char-shading-value="0"/>
    </style:style>
    <style:style style:name="T47" style:family="text">
      <style:text-properties style:font-name="Futura Std Condensed" style:text-underline-style="none" officeooo:rsid="00e3840e" fo:background-color="transparent" loext:char-shading-value="0"/>
    </style:style>
    <style:style style:name="T48" style:family="text">
      <style:text-properties style:font-name="Futura Std Condensed" style:text-underline-style="none" officeooo:rsid="00dfad2a" fo:background-color="transparent" loext:char-shading-value="0"/>
    </style:style>
    <style:style style:name="T49" style:family="text">
      <style:text-properties style:font-name="Futura Std Condensed" style:text-underline-style="none" officeooo:rsid="00707bd7" fo:background-color="transparent" loext:char-shading-value="0"/>
    </style:style>
    <style:style style:name="T50" style:family="text">
      <style:text-properties style:font-name="Futura Std Condensed" style:text-underline-style="none" officeooo:rsid="00df1814" fo:background-color="transparent" loext:char-shading-value="0"/>
    </style:style>
    <style:style style:name="T51" style:family="text">
      <style:text-properties style:font-name="Futura Std Condensed" style:text-underline-style="none" officeooo:rsid="008d2cbb" fo:background-color="transparent" loext:char-shading-value="0"/>
    </style:style>
    <style:style style:name="T52" style:family="text">
      <style:text-properties style:font-name="Futura Std Condensed" style:text-underline-style="none" officeooo:rsid="0076d087" fo:background-color="transparent" loext:char-shading-value="0"/>
    </style:style>
    <style:style style:name="T53" style:family="text">
      <style:text-properties style:font-name="Futura Std Condensed" style:text-underline-style="none" officeooo:rsid="000ebb93" fo:background-color="transparent" loext:char-shading-value="0"/>
    </style:style>
    <style:style style:name="T54" style:family="text">
      <style:text-properties style:font-name="Futura Std Condensed" style:text-underline-style="none" officeooo:rsid="000fd688" fo:background-color="transparent" loext:char-shading-value="0"/>
    </style:style>
    <style:style style:name="T55" style:family="text">
      <style:text-properties style:font-name="Futura Std Condensed" style:text-underline-style="none" officeooo:rsid="00037e78"/>
    </style:style>
    <style:style style:name="T56" style:family="text">
      <style:text-properties style:font-name="Futura Std Condensed" style:text-underline-style="none" officeooo:rsid="0004ff16"/>
    </style:style>
    <style:style style:name="T57" style:family="text">
      <style:text-properties style:font-name="Futura Std Condensed" style:text-underline-style="none" officeooo:rsid="000501d8"/>
    </style:style>
    <style:style style:name="T58" style:family="text">
      <style:text-properties style:font-name="Futura Std Condensed" style:text-underline-style="none" fo:font-weight="normal" officeooo:rsid="000501d8" style:font-weight-asian="normal" style:font-weight-complex="normal"/>
    </style:style>
    <style:style style:name="T59" style:family="text">
      <style:text-properties style:font-name="Futura Std Condensed" fo:language="en" fo:country="US" style:text-underline-style="none" officeooo:rsid="0004ff16"/>
    </style:style>
    <style:style style:name="T60" style:family="text">
      <style:text-properties style:font-name="Futura Std Condensed" officeooo:rsid="000ebb93"/>
    </style:style>
    <style:style style:name="T61" style:family="text">
      <style:text-properties fo:color="#c9211e" loext:opacity="100%" style:font-name="Futura Std Condensed" officeooo:rsid="001900db" fo:background-color="transparent" loext:char-shading-value="0"/>
    </style:style>
    <style:style style:name="T62" style:family="text">
      <style:text-properties fo:color="#c9211e" loext:opacity="100%" style:font-name="Futura Std Condensed" officeooo:rsid="000cd120" fo:background-color="transparent" loext:char-shading-value="0"/>
    </style:style>
    <style:style style:name="T63" style:family="text">
      <style:text-properties fo:color="#c9211e" loext:opacity="100%" style:font-name="Futura Std Condensed" style:text-underline-style="none" officeooo:rsid="001900db" fo:background-color="transparent" loext:char-shading-value="0"/>
    </style:style>
    <style:style style:name="T64" style:family="text">
      <style:text-properties fo:color="#c9211e" loext:opacity="100%" style:font-name="Futura Std Condensed" style:text-underline-style="none" officeooo:rsid="004740f5" fo:background-color="transparent" loext:char-shading-value="0"/>
    </style:style>
    <style:style style:name="T65" style:family="text">
      <style:text-properties fo:color="#c9211e" loext:opacity="100%" style:font-name="Futura Std Condensed" style:text-underline-style="none" officeooo:rsid="004653c4" fo:background-color="transparent" loext:char-shading-value="0"/>
    </style:style>
    <style:style style:name="T66" style:family="text">
      <style:text-properties fo:color="#c9211e" loext:opacity="100%" style:font-name="Futura Std Condensed" style:text-underline-style="none" officeooo:rsid="000256b5" fo:background-color="transparent" loext:char-shading-value="0"/>
    </style:style>
    <style:style style:name="T67" style:family="text">
      <style:text-properties fo:color="#c9211e" loext:opacity="100%" style:font-name="Futura Std Condensed" style:text-underline-style="none" officeooo:rsid="007938e9" fo:background-color="transparent" loext:char-shading-value="0"/>
    </style:style>
    <style:style style:name="T68" style:family="text">
      <style:text-properties fo:color="#c9211e" loext:opacity="100%" style:font-name="Futura Std Condensed" style:text-underline-style="none" officeooo:rsid="00413233"/>
    </style:style>
    <style:style style:name="T69" style:family="text">
      <style:text-properties fo:color="#c9211e" loext:opacity="100%" style:font-name="Futura Std Condensed" style:text-underline-style="none" officeooo:rsid="00037e78"/>
    </style:style>
    <style:style style:name="T70" style:family="text">
      <style:text-properties fo:color="#c9211e" loext:opacity="100%" style:font-name="Futura Std Condensed" style:text-underline-style="none" officeooo:rsid="000256b5"/>
    </style:style>
    <style:style style:name="T71" style:family="text">
      <style:text-properties fo:color="#c9211e" loext:opacity="100%" style:font-name="Futura Std Condensed" style:text-underline-style="none" fo:font-weight="normal" officeooo:rsid="0004ff16" style:font-weight-asian="normal" style:font-weight-complex="normal"/>
    </style:style>
    <style:style style:name="T72" style:family="text">
      <style:text-properties fo:color="#c9211e" loext:opacity="100%" style:font-name="Futura Std Condensed" style:text-underline-style="none" officeooo:rsid="000501d8"/>
    </style:style>
    <style:style style:name="T73" style:family="text">
      <style:text-properties fo:color="#c9211e" loext:opacity="100%" style:font-name="Futura Std Condensed" officeooo:rsid="00413233"/>
    </style:style>
    <style:style style:name="T74" style:family="text">
      <style:text-properties fo:color="#c9211e" loext:opacity="100%" style:font-name="Futura Std Condensed" officeooo:rsid="004580dd"/>
    </style:style>
    <style:style style:name="T75" style:family="text">
      <style:text-properties fo:color="#c9211e" loext:opacity="100%" style:font-name="Futura Std Condensed" officeooo:rsid="0093f191"/>
    </style:style>
    <style:style style:name="T76" style:family="text">
      <style:text-properties fo:color="#c9211e" loext:opacity="100%" style:font-name="Futura Std Condensed" officeooo:rsid="004632a2"/>
    </style:style>
    <style:style style:name="T77" style:family="text">
      <style:text-properties fo:color="#c9211e" loext:opacity="100%" style:font-name="Futura Std Condensed" officeooo:rsid="004653c4"/>
    </style:style>
    <style:style style:name="T78" style:family="text">
      <style:text-properties fo:color="#c9211e" loext:opacity="100%" style:font-name="Futura Std Condensed" fo:font-size="14pt" style:text-underline-style="none" officeooo:rsid="001900db" fo:background-color="transparent" loext:char-shading-value="0" style:font-size-asian="14pt" style:font-size-complex="14pt"/>
    </style:style>
    <style:style style:name="T79" style:family="text">
      <style:text-properties fo:color="#c9211e" loext:opacity="100%" style:font-name="Futura Std Condensed" fo:font-size="14pt" style:text-underline-style="none" officeooo:rsid="00413233" fo:background-color="transparent" loext:char-shading-value="0" style:font-size-asian="14pt" style:font-size-complex="14pt"/>
    </style:style>
    <style:style style:name="T80" style:family="text">
      <style:text-properties fo:color="#c9211e" loext:opacity="100%" style:font-name="Futura Std Condensed" fo:font-size="14pt" style:text-underline-style="none" officeooo:rsid="000edf9e" fo:background-color="transparent" loext:char-shading-value="0" style:font-size-asian="14pt" style:font-size-complex="14pt"/>
    </style:style>
    <style:style style:name="T81" style:family="text">
      <style:text-properties fo:color="#c9211e" loext:opacity="100%" style:font-name="Futura Std Condensed" fo:font-size="14pt" style:text-underline-style="none" officeooo:rsid="00166244" fo:background-color="transparent" loext:char-shading-value="0" style:font-size-asian="14pt" style:font-size-complex="14pt"/>
    </style:style>
    <style:style style:name="T82" style:family="text">
      <style:text-properties fo:color="#c9211e" loext:opacity="100%" style:font-name="Futura Std Condensed" fo:font-size="14pt" style:text-underline-style="none" officeooo:rsid="00105a80" fo:background-color="transparent" loext:char-shading-value="0" style:font-size-asian="14pt" style:font-size-complex="14pt"/>
    </style:style>
    <style:style style:name="T83" style:family="text">
      <style:text-properties fo:color="#c9211e" loext:opacity="100%" style:font-name="Futura Std Condensed" fo:font-size="14pt" style:text-underline-style="none" officeooo:rsid="007938e9" fo:background-color="transparent" loext:char-shading-value="0" style:font-size-asian="14pt" style:font-size-complex="14pt"/>
    </style:style>
    <style:style style:name="T84" style:family="text">
      <style:text-properties fo:color="#c9211e" loext:opacity="100%" style:font-name="Futura Std Condensed" fo:font-size="14pt" style:text-underline-style="none" officeooo:rsid="007adcf9" fo:background-color="transparent" loext:char-shading-value="0" style:font-size-asian="14pt" style:font-size-complex="14pt"/>
    </style:style>
    <style:style style:name="T85" style:family="text">
      <style:text-properties fo:color="#c9211e" loext:opacity="100%" style:font-name="Futura Std Condensed" fo:font-size="14pt" style:text-underline-style="none" officeooo:rsid="001da5e3" fo:background-color="transparent" loext:char-shading-value="0" style:font-size-asian="14pt" style:font-size-complex="14pt"/>
    </style:style>
    <style:style style:name="T86" style:family="text">
      <style:text-properties fo:color="#c9211e" loext:opacity="100%" style:font-name="Futura Std Condensed" fo:font-size="14pt" style:text-underline-style="none" officeooo:rsid="001f392e" fo:background-color="transparent" loext:char-shading-value="0" style:font-size-asian="14pt" style:font-size-complex="14pt"/>
    </style:style>
    <style:style style:name="T87" style:family="text">
      <style:text-properties fo:color="#c9211e" loext:opacity="100%" style:font-name="Futura Std Condensed" fo:font-size="14pt" officeooo:rsid="00075189" style:font-size-asian="14pt" style:font-size-complex="14pt"/>
    </style:style>
    <style:style style:name="T88" style:family="text">
      <style:text-properties fo:color="#c9211e" loext:opacity="100%" style:font-name="Futura Std Condensed" fo:font-size="14pt" officeooo:rsid="00084efa" style:font-size-asian="14pt" style:font-size-complex="14pt"/>
    </style:style>
    <style:style style:name="T89" style:family="text">
      <style:text-properties fo:color="#c9211e" loext:opacity="100%" style:font-name="Futura Std Condensed" fo:font-size="14pt" officeooo:rsid="0008b4a2" style:font-size-asian="14pt" style:font-size-complex="14pt"/>
    </style:style>
    <style:style style:name="T90" style:family="text">
      <style:text-properties fo:color="#c9211e" loext:opacity="100%" style:font-name="Futura Std Condensed" officeooo:rsid="000256b5"/>
    </style:style>
    <style:style style:name="T91" style:family="text">
      <style:text-properties fo:color="#c9211e" loext:opacity="100%" style:font-name="Futura Std Condensed" officeooo:rsid="001baf05"/>
    </style:style>
    <style:style style:name="T92" style:family="text">
      <style:text-properties fo:color="#c9211e" loext:opacity="100%" style:font-name="Futura Std Condensed" officeooo:rsid="001f392e"/>
    </style:style>
    <style:style style:name="T93" style:family="text">
      <style:text-properties fo:color="#c9211e" loext:opacity="100%" style:font-name="Futura Std Condensed " officeooo:rsid="00166cdc"/>
    </style:style>
    <style:style style:name="T94" style:family="text">
      <style:text-properties fo:color="#c9211e" loext:opacity="100%" style:font-name="Futura Std Condensed " officeooo:rsid="00169e0e"/>
    </style:style>
    <style:style style:name="T95" style:family="text">
      <style:text-properties fo:color="#c9211e" loext:opacity="100%" style:font-name="Futura Std Condensed " officeooo:rsid="0019f3b8"/>
    </style:style>
    <style:style style:name="T96" style:family="text">
      <style:text-properties fo:color="#c9211e" loext:opacity="100%" style:font-name="Futura Std Condensed " officeooo:rsid="0093f191"/>
    </style:style>
    <style:style style:name="T97" style:family="text">
      <style:text-properties fo:color="#c9211e" loext:opacity="100%" style:font-name="Futura Std Condensed " officeooo:rsid="004632a2"/>
    </style:style>
    <style:style style:name="T98" style:family="text">
      <style:text-properties fo:color="#c9211e" loext:opacity="100%" style:font-name="Futura Std Condensed " officeooo:rsid="001f392e"/>
    </style:style>
    <style:style style:name="T99" style:family="text">
      <style:text-properties fo:color="#c9211e" loext:opacity="100%" style:font-name="Futura Std Condensed " officeooo:rsid="001da5e3"/>
    </style:style>
    <style:style style:name="T100" style:family="text">
      <style:text-properties officeooo:rsid="000cd120" fo:background-color="transparent" loext:char-shading-value="0"/>
    </style:style>
    <style:style style:name="T101" style:family="text">
      <style:text-properties officeooo:rsid="007c134d" fo:background-color="transparent" loext:char-shading-value="0"/>
    </style:style>
    <style:style style:name="T102" style:family="text">
      <style:text-properties officeooo:rsid="0020e507" fo:background-color="transparent" loext:char-shading-value="0"/>
    </style:style>
    <style:style style:name="T103" style:family="text">
      <style:text-properties officeooo:rsid="007d6c42" fo:background-color="transparent" loext:char-shading-value="0"/>
    </style:style>
    <style:style style:name="T104" style:family="text">
      <style:text-properties officeooo:rsid="0040bc3e"/>
    </style:style>
    <style:style style:name="T105" style:family="text">
      <style:text-properties fo:color="#000000" loext:opacity="100%" style:text-underline-style="none" officeooo:rsid="004653c4" fo:background-color="transparent" loext:char-shading-value="0"/>
    </style:style>
    <style:style style:name="T106" style:family="text">
      <style:text-properties fo:color="#000000" loext:opacity="100%" style:text-underline-style="none" officeooo:rsid="007fdf89" fo:background-color="transparent" loext:char-shading-value="0"/>
    </style:style>
    <style:style style:name="T107" style:family="text">
      <style:text-properties fo:color="#000000" loext:opacity="100%" style:font-name="Futura Std Condensed Light" fo:font-size="14pt" style:text-underline-style="solid" style:text-underline-width="auto" style:text-underline-color="font-color" officeooo:rsid="0040bc3e" fo:background-color="transparent" loext:char-shading-value="0" style:font-size-asian="14pt" style:font-size-complex="14pt"/>
    </style:style>
    <style:style style:name="T108" style:family="text">
      <style:text-properties fo:color="#000000" loext:opacity="100%" style:font-name="Futura Std Condensed Light" fo:font-size="14pt" style:text-underline-style="none" officeooo:rsid="0040bc3e" fo:background-color="transparent" loext:char-shading-value="0" style:font-size-asian="14pt" style:font-size-complex="14pt"/>
    </style:style>
    <style:style style:name="T109" style:family="text">
      <style:text-properties fo:color="#000000" loext:opacity="100%" style:font-name="Futura Std Condensed" officeooo:rsid="001baf05"/>
    </style:style>
    <style:style style:name="T110" style:family="text">
      <style:text-properties fo:color="#000000" loext:opacity="100%" style:font-name="Futura Std Condensed" officeooo:rsid="001f392e"/>
    </style:style>
    <style:style style:name="T111" style:family="text">
      <style:text-properties fo:color="#000000" loext:opacity="100%" style:font-name="Futura Std Condensed Light" officeooo:rsid="001baf05"/>
    </style:style>
    <style:style style:name="T112" style:family="text">
      <style:text-properties fo:color="#000000" loext:opacity="100%" style:font-name="Futura Std Condensed Light" officeooo:rsid="001f392e"/>
    </style:style>
    <style:style style:name="T113" style:family="text">
      <style:text-properties style:text-underline-style="solid" style:text-underline-width="auto" style:text-underline-color="font-color"/>
    </style:style>
    <style:style style:name="T114" style:family="text">
      <style:text-properties style:text-underline-style="solid" style:text-underline-width="auto" style:text-underline-color="font-color" officeooo:rsid="004580dd"/>
    </style:style>
    <style:style style:name="T115" style:family="text">
      <style:text-properties style:text-underline-style="solid" style:text-underline-width="auto" style:text-underline-color="font-color" officeooo:rsid="0040bc3e"/>
    </style:style>
    <style:style style:name="T116" style:family="text">
      <style:text-properties style:text-underline-style="solid" style:text-underline-width="auto" style:text-underline-color="font-color" officeooo:rsid="0042ce9a" fo:background-color="transparent" loext:char-shading-value="0"/>
    </style:style>
    <style:style style:name="T117" style:family="text">
      <style:text-properties style:text-underline-style="solid" style:text-underline-width="auto" style:text-underline-color="font-color" officeooo:rsid="007d6c42" fo:background-color="transparent" loext:char-shading-value="0"/>
    </style:style>
    <style:style style:name="T118" style:family="text">
      <style:text-properties style:text-underline-style="solid" style:text-underline-width="auto" style:text-underline-color="font-color" officeooo:rsid="01052ab7" fo:background-color="transparent" loext:char-shading-value="0"/>
    </style:style>
    <style:style style:name="T119" style:family="text">
      <style:text-properties style:text-underline-style="solid" style:text-underline-width="auto" style:text-underline-color="font-color" officeooo:rsid="007ee82c" fo:background-color="transparent" loext:char-shading-value="0"/>
    </style:style>
    <style:style style:name="T120" style:family="text">
      <style:text-properties style:text-underline-style="solid" style:text-underline-width="auto" style:text-underline-color="font-color" officeooo:rsid="00413233"/>
    </style:style>
    <style:style style:name="T121" style:family="text">
      <style:text-properties style:text-underline-style="solid" style:text-underline-width="auto" style:text-underline-color="font-color" officeooo:rsid="0042ce9a"/>
    </style:style>
    <style:style style:name="T122" style:family="text">
      <style:text-properties style:text-underline-style="solid" style:text-underline-width="auto" style:text-underline-color="font-color" officeooo:rsid="004653c4"/>
    </style:style>
    <style:style style:name="T123" style:family="text">
      <style:text-properties style:text-underline-style="solid" style:text-underline-width="auto" style:text-underline-color="font-color" officeooo:rsid="00a6fab6"/>
    </style:style>
    <style:style style:name="T124" style:family="text">
      <style:text-properties style:text-underline-style="solid" style:text-underline-width="auto" style:text-underline-color="font-color" officeooo:rsid="00899dc3"/>
    </style:style>
    <style:style style:name="T125" style:family="text">
      <style:text-properties style:text-underline-style="solid" style:text-underline-width="auto" style:text-underline-color="font-color" officeooo:rsid="000501d8"/>
    </style:style>
    <style:style style:name="T126" style:family="text">
      <style:text-properties style:text-underline-style="solid" style:text-underline-width="auto" style:text-underline-color="font-color" officeooo:rsid="00147c1b"/>
    </style:style>
    <style:style style:name="T127" style:family="text">
      <style:text-properties style:text-underline-style="solid" style:text-underline-width="auto" style:text-underline-color="font-color" officeooo:rsid="00173af6"/>
    </style:style>
    <style:style style:name="T128" style:family="text">
      <style:text-properties style:text-underline-style="solid" style:text-underline-width="auto" style:text-underline-color="font-color" officeooo:rsid="00166cdc"/>
    </style:style>
    <style:style style:name="T129" style:family="text">
      <style:text-properties style:text-underline-style="solid" style:text-underline-width="auto" style:text-underline-color="font-color" officeooo:rsid="001baf05"/>
    </style:style>
    <style:style style:name="T130" style:family="text">
      <style:text-properties style:text-underline-style="solid" style:text-underline-width="auto" style:text-underline-color="font-color" officeooo:rsid="001da5e3"/>
    </style:style>
    <style:style style:name="T131" style:family="text">
      <style:text-properties style:text-underline-style="solid" style:text-underline-width="auto" style:text-underline-color="font-color" officeooo:rsid="0020e507"/>
    </style:style>
    <style:style style:name="T132" style:family="text">
      <style:text-properties officeooo:rsid="004632a2"/>
    </style:style>
    <style:style style:name="T133" style:family="text">
      <style:text-properties officeooo:rsid="00413233"/>
    </style:style>
    <style:style style:name="T134" style:family="text">
      <style:text-properties officeooo:rsid="004580dd"/>
    </style:style>
    <style:style style:name="T135" style:family="text">
      <style:text-properties officeooo:rsid="00925b0d"/>
    </style:style>
    <style:style style:name="T136" style:family="text">
      <style:text-properties officeooo:rsid="0088bda4"/>
    </style:style>
    <style:style style:name="T137" style:family="text">
      <style:text-properties officeooo:rsid="0093f191"/>
    </style:style>
    <style:style style:name="T138" style:family="text">
      <style:text-properties officeooo:rsid="004653c4"/>
    </style:style>
    <style:style style:name="T139" style:family="text">
      <style:text-properties officeooo:rsid="000256b5"/>
    </style:style>
    <style:style style:name="T140" style:family="text">
      <style:text-properties style:font-name="Futura Std Condensed Light" fo:font-size="14pt" style:text-underline-style="none" officeooo:rsid="007d6c42" fo:background-color="transparent" loext:char-shading-value="0" style:font-size-asian="14pt" style:font-size-complex="14pt"/>
    </style:style>
    <style:style style:name="T141" style:family="text">
      <style:text-properties style:font-name="Futura Std Condensed Light" fo:font-size="14pt" style:text-underline-style="none" officeooo:rsid="0076d087" fo:background-color="transparent" loext:char-shading-value="0" style:font-size-asian="14pt" style:font-size-complex="14pt"/>
    </style:style>
    <style:style style:name="T142" style:family="text">
      <style:text-properties style:font-name="Futura Std Condensed Light" fo:font-size="14pt" style:text-underline-style="none" officeooo:rsid="0008b4a2" fo:background-color="transparent" loext:char-shading-value="0" style:font-size-asian="14pt" style:font-size-complex="14pt"/>
    </style:style>
    <style:style style:name="T143" style:family="text">
      <style:text-properties style:font-name="Futura Std Condensed Light" fo:font-size="14pt" style:text-underline-style="none" officeooo:rsid="000a3318" fo:background-color="transparent" loext:char-shading-value="0" style:font-size-asian="14pt" style:font-size-complex="14pt"/>
    </style:style>
    <style:style style:name="T144" style:family="text">
      <style:text-properties style:font-name="Futura Std Condensed Light" fo:font-size="14pt" style:text-underline-style="none" officeooo:rsid="001900db" fo:background-color="transparent" loext:char-shading-value="0" style:font-size-asian="14pt" style:font-size-complex="14pt"/>
    </style:style>
    <style:style style:name="T145" style:family="text">
      <style:text-properties style:font-name="Futura Std Condensed Light" fo:font-size="14pt" style:text-underline-style="none" officeooo:rsid="00105a80" fo:background-color="transparent" loext:char-shading-value="0" style:font-size-asian="14pt" style:font-size-complex="14pt"/>
    </style:style>
    <style:style style:name="T146" style:family="text">
      <style:text-properties style:font-name="Futura Std Condensed Light" fo:font-size="14pt" fo:language="en" fo:country="US" style:text-underline-style="none" officeooo:rsid="000a3318" fo:background-color="transparent" loext:char-shading-value="0" style:font-size-asian="14pt" style:font-size-complex="14pt"/>
    </style:style>
    <style:style style:name="T147" style:family="text">
      <style:text-properties style:font-name="Futura Std Condensed Light" fo:font-size="14pt" fo:language="en" fo:country="US" style:text-underline-style="none" officeooo:rsid="000d6318" fo:background-color="transparent" loext:char-shading-value="0" style:font-size-asian="14pt" style:font-size-complex="14pt"/>
    </style:style>
    <style:style style:name="T148" style:family="text">
      <style:text-properties style:font-name="Futura Std Condensed Light" fo:font-size="14pt" officeooo:rsid="0040283b" style:font-size-asian="14pt" style:font-size-complex="14pt"/>
    </style:style>
    <style:style style:name="T149" style:family="text">
      <style:text-properties style:font-name="Futura Std Condensed Light" fo:font-size="14pt" officeooo:rsid="00075189" style:font-size-asian="14pt" style:font-size-complex="14pt"/>
    </style:style>
    <style:style style:name="T150" style:family="text">
      <style:text-properties style:font-name="Futura Std Condensed Light" fo:font-size="14pt" officeooo:rsid="00084efa" style:font-size-asian="14pt" style:font-size-complex="14pt"/>
    </style:style>
    <style:style style:name="T151" style:family="text">
      <style:text-properties style:font-name="Futura Std Condensed Light" fo:font-size="14pt" officeooo:rsid="0008b4a2" style:font-size-asian="14pt" style:font-size-complex="14pt"/>
    </style:style>
    <style:style style:name="T152" style:family="text">
      <style:text-properties style:font-name="Futura Std Condensed Light" fo:font-size="14pt" style:text-underline-style="solid" style:text-underline-width="auto" style:text-underline-color="font-color" officeooo:rsid="00105a80" fo:background-color="transparent" loext:char-shading-value="0" style:font-size-asian="14pt" style:font-size-complex="14pt"/>
    </style:style>
    <style:style style:name="T153" style:family="text">
      <style:text-properties style:font-name="Futura Std Condensed Light" fo:font-size="14pt" style:text-underline-style="solid" style:text-underline-width="auto" style:text-underline-color="font-color" officeooo:rsid="00147c1b" fo:background-color="transparent" loext:char-shading-value="0" style:font-size-asian="14pt" style:font-size-complex="14pt"/>
    </style:style>
    <style:style style:name="T154" style:family="text">
      <style:text-properties fo:color="#00a933" loext:opacity="100%"/>
    </style:style>
    <style:style style:name="T155" style:family="text">
      <style:text-properties fo:color="#00a933" loext:opacity="100%" style:font-name="Futura Std Condensed Light" fo:font-size="14pt" style:font-size-asian="14pt" style:font-size-complex="14pt"/>
    </style:style>
    <style:style style:name="T156" style:family="text">
      <style:text-properties fo:color="#00a933" loext:opacity="100%" style:font-name="Futura Std Condensed Light" fo:font-size="14pt" officeooo:rsid="00075189" style:font-size-asian="14pt" style:font-size-complex="14pt"/>
    </style:style>
    <style:style style:name="T157" style:family="text">
      <style:text-properties fo:color="#00a933" loext:opacity="100%" style:font-name="Futura Std Condensed Light" fo:font-size="14pt" officeooo:rsid="00084efa" style:font-size-asian="14pt" style:font-size-complex="14pt"/>
    </style:style>
    <style:style style:name="T158" style:family="text">
      <style:text-properties fo:color="#00a933" loext:opacity="100%" style:font-name="Futura Std Condensed Light" fo:font-size="14pt" officeooo:rsid="0008b4a2" style:font-size-asian="14pt" style:font-size-complex="14pt"/>
    </style:style>
    <style:style style:name="T159" style:family="text">
      <style:text-properties fo:color="#00a933" loext:opacity="100%" style:font-name="Futura Std Condensed" fo:font-size="14pt" officeooo:rsid="00075189" style:font-size-asian="14pt" style:font-size-complex="14pt"/>
    </style:style>
    <style:style style:name="T160" style:family="text">
      <style:text-properties fo:color="#00a933" loext:opacity="100%" style:font-name="Futura Std Condensed" fo:font-size="14pt" officeooo:rsid="00084efa" style:font-size-asian="14pt" style:font-size-complex="14pt"/>
    </style:style>
    <style:style style:name="T161" style:family="text">
      <style:text-properties fo:color="#00a933" loext:opacity="100%" style:font-name="Futura Std Condensed "/>
    </style:style>
    <style:style style:name="T162" style:family="text">
      <style:text-properties fo:color="#00a933" loext:opacity="100%" style:font-name="Futura Std Condensed " officeooo:rsid="001baf05"/>
    </style:style>
    <style:style style:name="T163" style:family="text">
      <style:text-properties fo:color="#00a933" loext:opacity="100%" style:font-name="Futura Std Condensed " officeooo:rsid="001da5e3"/>
    </style:style>
    <style:style style:name="T164" style:family="text">
      <style:text-properties fo:language="en" fo:country="US" officeooo:rsid="000a3318"/>
    </style:style>
    <style:style style:name="T165" style:family="text">
      <style:text-properties officeooo:rsid="000ebb93"/>
    </style:style>
    <style:style style:name="T166" style:family="text">
      <style:text-properties officeooo:rsid="0011db41"/>
    </style:style>
    <style:style style:name="T167" style:family="text">
      <style:text-properties officeooo:rsid="00147c1b"/>
    </style:style>
    <style:style style:name="T168" style:family="text">
      <style:text-properties officeooo:rsid="00166cdc"/>
    </style:style>
    <style:style style:name="T169" style:family="text">
      <style:text-properties officeooo:rsid="00169e0e"/>
    </style:style>
    <style:style style:name="T170" style:family="text">
      <style:text-properties style:font-name="Futura Std Condensed Light" style:text-underline-style="solid" style:text-underline-width="auto" style:text-underline-color="font-color" officeooo:rsid="00169e0e"/>
    </style:style>
    <style:style style:name="T171" style:family="text">
      <style:text-properties style:font-name="Futura Std Condensed Light" style:text-underline-style="solid" style:text-underline-width="auto" style:text-underline-color="font-color" officeooo:rsid="0019f3b8"/>
    </style:style>
    <style:style style:name="T172" style:family="text">
      <style:text-properties officeooo:rsid="00173af6"/>
    </style:style>
    <style:style style:name="T173" style:family="text">
      <style:text-properties officeooo:rsid="0017d131"/>
    </style:style>
    <style:style style:name="T174" style:family="text">
      <style:text-properties officeooo:rsid="0019f3b8"/>
    </style:style>
    <style:style style:name="T175" style:family="text">
      <style:text-properties officeooo:rsid="001baf05"/>
    </style:style>
    <style:style style:name="T176" style:family="text">
      <style:text-properties officeooo:rsid="001da5e3"/>
    </style:style>
    <style:style style:name="T177" style:family="text">
      <style:text-properties officeooo:rsid="001f392e"/>
    </style:style>
    <style:style style:name="T178" style:family="text">
      <style:text-properties officeooo:rsid="0020e50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Comment qu’on fait pour ramasser des trucs, etc. <text:span text:style-name="T164">PRÉCISÉMENT !</text:span></text:p>
      <text:p text:style-name="P3"/>
      <text:p text:style-name="P11">J’avais oublié de l’ajouter mais il y est à présent dans la scène UI.tscn : on a une « icône » (Label) <text:span text:style-name="T32">Inv</text:span>. Pour ouvrir/fermer l’inventaire. Quand on clique dessus, l’inventaire s’ouvre ou se ferme (étonnant!). Il serait probablement judicieux que l’icône n’apparaisse que quand on survole l’emplacement de l’inventaire et disparaisse quand on s’en éloigne <text:span text:style-name="T166">sauf quand il est ouvert</text:span>.</text:p>
      <text:p text:style-name="P7"><text:span text:style-name="T156"><text:tab/>À </text:span><text:span text:style-name="T157">t</text:span><text:span text:style-name="T156">out moment, si Rowena se retrouve à transporter plus de </text:span><text:span text:style-name="T159">4 objets</text:span><text:span text:style-name="T156">, elle refusera d’en prendre un nouveau en disant « </text:span><text:span text:style-name="T155">Hey! I don't have four arms, I'm not Shiva! ».</text:span></text:p>
      <text:p text:style-name="P8"><text:span text:style-name="T155"><text:tab/></text:span><text:span text:style-name="T156">À</text:span><text:span text:style-name="T157"> noter également que lorsque dans l’inventaire, on dit « utiliser » </text:span><text:span text:style-name="T160">A</text:span><text:span text:style-name="T157"> sur </text:span><text:span text:style-name="T160">B</text:span><text:span text:style-name="T157">, on peut tout à fait faire l’inverse !</text:span></text:p>
      <text:p text:style-name="P8"><text:span text:style-name="T157"><text:tab/></text:span><text:span text:style-name="T158">Toujours à noter : lorsque l’on fait bricoler des trucs à Rowena, elle le fera toujours de dos (elle a une animation pour ça) et il faudra prendre garde à ce qu’elle ne soit pas sur les bords de l’écran car il n’y a pas de plan sur lequel « bricoler ». Elle devra donc se déplacer si besoin.</text:span></text:p>
      <text:p text:style-name="P4"><text:span text:style-name="T154"/></text:p>
      <text:p text:style-name="P1"><text:span text:style-name="T33">1ère tentative :</text:span> <text:span text:style-name="T61">d</text:span><text:span text:style-name="T62">émonter la machine à café pour en lécher les restes de café </text:span><text:span text:style-name="T61">dans les « tuyaux »</text:span><text:span text:style-name="T100">.</text:span></text:p>
      <text:p text:style-name="P1"><text:span text:style-name="T100"/></text:p>
      <text:p text:style-name="P1"><text:tab/><text:span text:style-name="T139">Pour </text:span><text:span text:style-name="T90">récupérer le couteau à beurre</text:span><text:span text:style-name="T139"> il faut, </text:span><text:span text:style-name="T90">1)</text:span><text:span text:style-name="T139"> ouvrir le frigo (porte de droite) </text:span><text:span text:style-name="T165">avec le curseur </text:span><text:span text:style-name="T60">Hand</text:span><text:span text:style-name="T165"> (qui redevient </text:span><text:span text:style-name="T60">Cross_Passive</text:span><text:span text:style-name="T165"> une fois fait)</text:span><text:span text:style-name="T139">, </text:span><text:span text:style-name="T90">2)</text:span><text:span text:style-name="T139"> </text:span><text:span text:style-name="T165">si pas déjà fait, </text:span><text:span text:style-name="T90">regarder</text:span><text:span text:style-name="T139"> une fois </text:span><text:span text:style-name="T90">le beurre</text:span><text:span text:style-name="T139"> pour que Rowena dise </text:span><text:span text:style-name="T7">«</text:span><text:span text:style-name="T46"> Butter. There's a little knife in it.</text:span><text:span text:style-name="T7"> » </text:span><text:span text:style-name="T13">sinon elle refusera de le prendre en disant «</text:span><text:span text:style-name="T53"> Remember ? Coffee…</text:span><text:span text:style-name="T13"> »</text:span><text:span text:style-name="T66">3)</text:span><text:span text:style-name="T8"> </text:span><text:span text:style-name="T66">prendre le beurre</text:span><text:span text:style-name="T8"> </text:span><text:span text:style-name="T9">(curseur </text:span><text:span text:style-name="T44">Hand</text:span><text:span text:style-name="T9"> </text:span><text:span text:style-name="T11">qui redevient </text:span><text:span text:style-name="T45">Cross_Passive </text:span><text:span text:style-name="T13">une fois fait</text:span><text:span text:style-name="T9">)</text:span><text:span text:style-name="T8">. A ce moment-là, Rowena dira </text:span><text:span text:style-name="T7">«</text:span><text:span text:style-name="T46"> Ok. I’ll take </text:span><text:span text:style-name="T47">only</text:span><text:span text:style-name="T46"> that </text:span><text:span text:style-name="T48">knife</text:span><text:span text:style-name="T46">.</text:span><text:span text:style-name="T7"> » </text:span><text:span text:style-name="T8">et </text:span><text:span text:style-name="T66">elle aura alors le couteau à beurre dans son inventaire</text:span><text:span text:style-name="T8">. RAPPEL pour la suite : t</text:span><text:span text:style-name="T114">out autre couteau ne fera pas l’affaire !</text:span></text:p>
      <text:p text:style-name="P2"><text:span text:style-name="T25"><text:tab/></text:span><text:span text:style-name="T26">Pour </text:span><text:span text:style-name="T70">ouvrir le support à filtre à café de la cafetière</text:span><text:span text:style-name="T26"> </text:span><text:span text:style-name="T29">sur le plan de travail </text:span><text:span text:style-name="T26">en considérant que Rowena a </text:span><text:span text:style-name="T28">déjà</text:span><text:span text:style-name="T26"> le couteau à beurre, il faut </text:span><text:span text:style-name="T69">1)</text:span><text:span text:style-name="T27"> que Rowena ait déjà regardé la cafetière et qu’elle ait dit </text:span><text:span text:style-name="T10">«</text:span><text:span text:style-name="T49"> It's empty. I could cry </text:span><text:span text:style-name="T50">i</text:span><text:span text:style-name="T49">f I had time. </text:span><text:span text:style-name="T50">T</text:span><text:span text:style-name="T51">he filter holder is stuck.</text:span><text:span text:style-name="T10">» </text:span><text:span text:style-name="T13">sinon, si elle a le couteau à beurre, elle dira «</text:span><text:span text:style-name="T53"> That’s not my sparing partner.</text:span><text:span text:style-name="T13"> » et si elle ne l’a pas elle dira «</text:span><text:span text:style-name="T53"> </text:span><text:span text:style-name="T54">Ok… Actually, no !</text:span><text:span text:style-name="T14"> »</text:span><text:span text:style-name="T10">,</text:span><text:span text:style-name="T26"> </text:span><text:span text:style-name="T69">2)</text:span><text:span text:style-name="T26"> </text:span><text:span text:style-name="T27">que Rowena clique sur le couteau à beurre dans son inventaire avec le curseur </text:span><text:span text:style-name="T55">Hand</text:span><text:span text:style-name="T27"> </text:span><text:span text:style-name="T28">qui se transformera en </text:span><text:span text:style-name="T59">Arrow</text:span><text:span text:style-name="T27"> puis </text:span><text:span text:style-name="T69">3)</text:span><text:span text:style-name="T27"> </text:span><text:span text:style-name="T28">ferme l’inventaire et </text:span><text:span text:style-name="T71">4)</text:span><text:span text:style-name="T28"> </text:span><text:span text:style-name="T27">clique sur la cafetière </text:span><text:span text:style-name="T28">redonnant la forme </text:span><text:span text:style-name="T56">Cross_Passive</text:span><text:span text:style-name="T28"> au curseur </text:span><text:span text:style-name="T27">(si elle est trop loin, alors elle marchera jusqu’à la cafetière (son collider sert à ça, pour qu’elle s’arrête à portée). A ce moment-là, elle </text:span><text:span text:style-name="T30">se retournera et </text:span><text:span text:style-name="T27">dira </text:span><text:span text:style-name="T12">«</text:span><text:span text:style-name="T52"> Yes, I can remove </text:span><text:span text:style-name="T53">it</text:span><text:span text:style-name="T52"> without breaking </text:span><text:span text:style-name="T53">anything</text:span><text:span text:style-name="T52">.</text:span><text:span text:style-name="T12"> »</text:span><text:span text:style-name="T27"> </text:span><text:span text:style-name="T28">et le porte-filtre sera dans son inventaire.</text:span></text:p>
      <text:p text:style-name="P2"><text:span text:style-name="T28"><text:tab/></text:span><text:span text:style-name="T29">Rowena ira </text:span><text:span text:style-name="T72">1)</text:span><text:span text:style-name="T29"> </text:span><text:span text:style-name="T72">chercher le petit torchon</text:span><text:span text:style-name="T29"> (curseur </text:span><text:span text:style-name="T57">Hand</text:span><text:span text:style-name="T29">) à gauche de la fenêtre de droite contre le mur (le curseur reprendra la forme </text:span><text:span text:style-name="T58">Cross_Passive</text:span><text:span text:style-name="T29">). </text:span><text:span text:style-name="T72">2)</text:span><text:span text:style-name="T29"> Ouvrira l’inventaire, </text:span><text:span text:style-name="T72">3)</text:span><text:span text:style-name="T29"> Avec le curseur </text:span><text:span text:style-name="T57">Hand</text:span><text:span text:style-name="T29"> prendra le petit torchon dans son inventaire (le curseur passera alors à </text:span><text:span text:style-name="T57">Arrow</text:span><text:span text:style-name="T29">) et </text:span><text:span text:style-name="T72">4)</text:span><text:span text:style-name="T29"> cliquera sur le porte-filtre (le curseur redeviendra </text:span><text:span text:style-name="T57">Cross_Passive</text:span><text:span text:style-name="T29">). </text:span><text:span text:style-name="T30">Elle se retournera et dira </text:span><text:span text:style-name="T12">«</text:span><text:span text:style-name="T52"> It works, but I can't get enough coffee out of it.</text:span><text:span text:style-name="T12"> »</text:span><text:span text:style-name="T104">. </text:span><text:span text:style-name="T115">Ça ne marche </text:span><text:span text:style-name="T125">donc </text:span><text:span text:style-name="T115">pas !</text:span></text:p>
      <text:p text:style-name="P8"><text:span text:style-name="T148"><text:tab/>E</text:span><text:span text:style-name="T149">lle devra alors </text:span><text:span text:style-name="T87">humidifier le torchon avec le lait du frigo</text:span><text:span text:style-name="T149"> avant de « curer » le porte-filtre. Pour cela, elle devra </text:span><text:span text:style-name="T87">1)</text:span><text:span text:style-name="T149"> ouvrir la porte de droite du réfrigérateur pour y </text:span><text:span text:style-name="T87">prendre</text:span><text:span text:style-name="T149"> (curseur </text:span><text:span text:style-name="T38">Hand</text:span><text:span text:style-name="T149">) </text:span><text:span text:style-name="T87">la bouteille de lait</text:span><text:span text:style-name="T149"> qui se retrouvera dans son inventaire. </text:span><text:span text:style-name="T88">2)</text:span><text:span text:style-name="T150"> dans son inventaire, </text:span><text:span text:style-name="T88">prendre</text:span><text:span text:style-name="T150"> (curseur </text:span><text:span text:style-name="T39">Hand</text:span><text:span text:style-name="T150">) </text:span><text:span text:style-name="T88">le torchon</text:span><text:span text:style-name="T150"> (le curseur devient </text:span><text:span text:style-name="T39">Arrow</text:span><text:span text:style-name="T150">), </text:span><text:span text:style-name="T88">3)</text:span><text:span text:style-name="T150"> cliquer sur la </text:span><text:span text:style-name="T88">bouteille de lait</text:span><text:span text:style-name="T150">. A ce moment-là, Rowena se retrouvera avec un </text:span><text:span text:style-name="T88">torchon imbibé de lait</text:span><text:span text:style-name="T150"> (</text:span><text:span text:style-name="T88">Milk-soaked towel</text:span><text:span text:style-name="T150">) dans son inventaire.</text:span></text:p>
      <text:p text:style-name="P10"><text:span text:style-name="T150"><text:tab/></text:span><text:span text:style-name="T151">Pour finir, </text:span><text:span text:style-name="T89">1)</text:span><text:span text:style-name="T151"> elle prendra (curseur </text:span><text:span text:style-name="T40">Hand</text:span><text:span text:style-name="T151">) le </text:span><text:span text:style-name="T89">torchon imbibé de lait</text:span><text:span text:style-name="T151"> (le curseur redevient </text:span><text:span text:style-name="T40">Arrow</text:span><text:span text:style-name="T151">) pour </text:span><text:span text:style-name="T89">2)</text:span><text:span text:style-name="T151"> l’utiliser sur le </text:span><text:span text:style-name="T89">porte-filtre</text:span><text:span text:style-name="T151">. À ce moment Rowena se retournera et dira </text:span><text:span text:style-name="T41">« It should be more absorbent now. »</text:span><text:span text:style-name="T141"> </text:span><text:span text:style-name="T142">puis </text:span><text:span text:style-name="T41">« </text:span><text:span text:style-name="T42">Let’s taste it ! »</text:span><text:span text:style-name="T140"> </text:span><text:span text:style-name="T142">et se retournera à nouveau (donc de dos), jouera une fois son animation de </text:span><text:span text:style-name="T43">Do_Erk_Stuff</text:span><text:span text:style-name="T140"> </text:span><text:span text:style-name="T143">en </text:span><text:soft-page-break/><text:span text:style-name="T143">disant </text:span><text:span text:style-name="T43">« Erk! »</text:span><text:span text:style-name="T143"> </text:span><text:span text:style-name="T146">(il est possible que je supprime le son de l’anim Do_Erk_Stuff). </text:span><text:span text:style-name="T147">Ç</text:span><text:span text:style-name="T107">a fera bien trop peu</text:span><text:span text:style-name="T108"> (en plus du fait que ça n’est pas bon du tout) !</text:span></text:p>
      <text:p text:style-name="P9"><text:span text:style-name="T146"/></text:p>
      <text:p text:style-name="P10"><text:span text:style-name="T146"><text:tab/></text:span><text:span text:style-name="T83">Une fois fait, on ench</text:span><text:span text:style-name="T84">aî</text:span><text:span text:style-name="T83">ne sur le deuxième dialogue.</text:span></text:p>
      <text:p text:style-name="P10"><text:span text:style-name="T83"/></text:p>
      <text:p text:style-name="P10"><text:span text:style-name="T83"/></text:p>
      <text:p text:style-name="P10"><text:span text:style-name="T36">2ème</text:span><text:span text:style-name="T37"> tentative :</text:span><text:span text:style-name="T144"> </text:span><text:span text:style-name="T78">récupérer des vieux grains de café tombés derrière </text:span><text:span text:style-name="T79">les pots et </text:span><text:span text:style-name="T78">le meuble</text:span><text:span text:style-name="T80"> </text:span><text:span text:style-name="T79">pour</text:span><text:span text:style-name="T80"> les moudre </text:span><text:span text:style-name="T79">et</text:span><text:span text:style-name="T80"> obtenir une poudre </text:span><text:span text:style-name="T79">afin de</text:span><text:span text:style-name="T81"> s’</text:span><text:span text:style-name="T82">e</text:span><text:span text:style-name="T81">n</text:span><text:span text:style-name="T82"> faire des patchs</text:span><text:span text:style-name="T145">.</text:span></text:p>
      <text:p text:style-name="P10"><text:span text:style-name="T145"><text:tab/></text:span><text:span text:style-name="T152">/!\ </text:span><text:span text:style-name="T153">Je ne vais pas répéter à nouveau les moindres détails logiques qui ont déjà été présentées au dessus, je pense qu’on a compris.</text:span></text:p>
      <text:p text:style-name="P1"><text:span text:style-name="T3"/></text:p>
      <text:p text:style-name="P1"><text:span text:style-name="T3"><text:tab/></text:span><text:span text:style-name="T116">Récupérer des grains de café :</text:span></text:p>
      <text:p text:style-name="P1"><text:span text:style-name="T22"><text:tab/></text:span><text:span text:style-name="T23">Sur le plan de travail,</text:span><text:span text:style-name="T22"> </text:span><text:span text:style-name="T24">à côté du</text:span><text:span text:style-name="T68"> pot en terre</text:span><text:span text:style-name="T22">, </text:span><text:span text:style-name="T24">derrière le sel </text:span><text:span text:style-name="T31">qu’il faut enlever pour les trouver</text:span><text:span text:style-name="T24">,</text:span><text:span text:style-name="T22"> Rowena pourra trouver quelques </text:span><text:span text:style-name="T68">grains de cafés</text:span><text:span text:style-name="T22"> perdus. </text:span><text:span text:style-name="T120">Ça n’est pas suffisant, </text:span><text:span text:style-name="T126">il faut ceux mentionnés juste en dessous</text:span><text:span text:style-name="T22">.</text:span></text:p>
      <text:p text:style-name="P14"><text:tab/><text:span text:style-name="T73">Par terre</text:span><text:span text:style-name="T133">, entre le lave-vaisselle et le meuble à sa droite, Rowena trouvera encore des </text:span><text:span text:style-name="T73">grains de café</text:span><text:span text:style-name="T133">.</text:span></text:p>
      <text:p text:style-name="P14"><text:span text:style-name="T22"><text:tab/></text:span><text:span text:style-name="T120">/!\</text:span><text:span text:style-name="T133"> <text:s/></text:span><text:span text:style-name="T126">Ces grains de café ne seront pas trouvables lors de la première tentative !</text:span></text:p>
      <text:p text:style-name="P19"><text:span text:style-name="T167"><text:tab/>L’ordre pour trouver ces grains de café n’a pas d’importance.</text:span></text:p>
      <text:p text:style-name="P19"><text:tab/><text:span text:style-name="T168">Tant que Rowena n’aura <text:s/>ramassé qu’une dose de grains de café, dans son inventaire elle n’aura que : «</text:span><text:span text:style-name="T93"> Not enough coffee beans </text:span><text:span text:style-name="T168">».</text:span></text:p>
      <text:p text:style-name="P19"><text:tab/><text:span text:style-name="T168">Lorsque Rowena aura ramassé les deux doses de grains de café, elle n’aura plus que : «</text:span><text:span text:style-name="T93"> Enough coffee beans </text:span><text:span text:style-name="T168">» dans son inventaire. Soit les deux doses cumulées.</text:span></text:p>
      <text:p text:style-name="P1"/>
      <text:p text:style-name="P1"><text:tab/><text:span text:style-name="T113">M</text:span><text:span text:style-name="T121">oudre les vieux grains de café (elle n’a pas de moulin à café) :</text:span></text:p>
      <text:p text:style-name="P1"><text:tab/><text:span text:style-name="T134">Rowena trouvera une </text:span><text:span text:style-name="T74">cuillère en bois</text:span><text:span text:style-name="T134"> dans le </text:span><text:span text:style-name="T74">tiroir du haut</text:span><text:span text:style-name="T134"> du meuble à </text:span><text:span text:style-name="T135">droite</text:span><text:span text:style-name="T134"> de la gazinière.</text:span></text:p>
      <text:p text:style-name="P1"><text:span text:style-name="T134"><text:tab/>Elle </text:span><text:span text:style-name="T136">réutilisera</text:span><text:span text:style-name="T134"> son </text:span><text:span text:style-name="T74">torchon</text:span><text:span text:style-name="T134"> (</text:span><text:span text:style-name="T136">l’autre, le grand, est trop « dégueu »</text:span><text:span text:style-name="T134">).</text:span></text:p>
      <text:p text:style-name="P17"><text:span text:style-name="T168"><text:tab/></text:span><text:span text:style-name="T128">/!\</text:span><text:span text:style-name="T168"> </text:span><text:span text:style-name="T127">Pour les étapes suivantes</text:span><text:span text:style-name="T172">, à chaque fois, après avoir dit </text:span><text:span text:style-name="T15">« Ok. Well, that's something. »</text:span><text:span text:style-name="T172">, </text:span><text:span text:style-name="T15">« L</text:span><text:span text:style-name="T18">ooks like </text:span><text:span text:style-name="T17">a plan to me !</text:span><text:span text:style-name="T18"> »</text:span><text:span text:style-name="T172"> et « Last step ! », elle jouera son animation </text:span><text:span text:style-name="T127">Turn_Back</text:span><text:span text:style-name="T172"> puis </text:span><text:span text:style-name="T127">Do_Stuff</text:span><text:span text:style-name="T172"> puis </text:span><text:span text:style-name="T127">Turn_Front</text:span><text:span text:style-name="T168">.</text:span></text:p>
      <text:p text:style-name="P16"><text:tab/><text:span text:style-name="T134">Elle placera les </text:span><text:span text:style-name="T74">grains de café</text:span><text:span text:style-name="T134"> </text:span><text:span text:style-name="T137">dans le </text:span><text:span text:style-name="T75">torchon</text:span><text:span text:style-name="T74"> </text:span><text:span text:style-name="T134">et les écrasera avec la </text:span><text:span text:style-name="T74">cuillère en bois</text:span><text:span text:style-name="T172">.</text:span><text:span text:style-name="T134"> </text:span><text:span text:style-name="T168">Il faut utiliser les éléments dans un ordre précis.</text:span></text:p>
      <text:p text:style-name="P17"><text:span text:style-name="T168"><text:tab/>U</text:span><text:span text:style-name="T169">tiliser le </text:span><text:span text:style-name="T94">torchon</text:span><text:span text:style-name="T169"> sur </text:span><text:span text:style-name="T174">les </text:span><text:span text:style-name="T95">grains de café</text:span><text:span text:style-name="T169"> (Rowena dira </text:span><text:span text:style-name="T15">« Ok. Well, that's something. »</text:span><text:span text:style-name="T169">) </text:span><text:span text:style-name="T172">pour</text:span><text:span text:style-name="T169"> avoir dans l’inventaire «</text:span><text:span text:style-name="T170"> </text:span><text:span text:style-name="T171">Towel with coffee beans</text:span><text:span text:style-name="T170"> </text:span><text:span text:style-name="T169">», puis utiliser l</text:span><text:span text:style-name="T174">a </text:span><text:span text:style-name="T95">cuillère en bois</text:span><text:span text:style-name="T169"> </text:span><text:span text:style-name="T174">dessus</text:span><text:span text:style-name="T169"> pour que Rowena dise </text:span><text:span text:style-name="T15">« L</text:span><text:span text:style-name="T16">ooks like </text:span><text:span text:style-name="T17">a plan to me !</text:span><text:span text:style-name="T16"> »</text:span><text:span text:style-name="T169"> pour avoir dans son inventaire « </text:span><text:span text:style-name="T174">Small towel » et « Ground coffee beans »</text:span><text:span text:style-name="T172">. </text:span><text:span text:style-name="T174">Une fois fait, </text:span><text:span text:style-name="T172">Rowena dira alors </text:span><text:span text:style-name="T18">« One small step for man, one giant leap… »</text:span><text:span text:style-name="T172">.</text:span></text:p>
      <text:p text:style-name="P17"/>
      <text:p text:style-name="P1"><text:tab/><text:span text:style-name="T114">Se faire un patch au café :</text:span></text:p>
      <text:p text:style-name="P5"><text:span text:style-name="T134"><text:tab/></text:span><text:span text:style-name="T175">Encore une fois, ici aussi, à chaque fois que Rowena assemble des trucs, elle joue ses animation Turn_Back, Do_Stuff puis Turn_Front !</text:span></text:p>
      <text:p text:style-name="P5"><text:span text:style-name="T134"><text:tab/></text:span><text:span text:style-name="T132">Il reste des </text:span><text:span text:style-name="T76">filtres à café</text:span><text:span text:style-name="T132"> dans le </text:span><text:span text:style-name="T96">tiroir du milieu</text:span><text:span text:style-name="T97"> à gauche de la </text:span><text:span text:style-name="T96">gazinière</text:span><text:span text:style-name="T132">. </text:span><text:span text:style-name="T173">Elle en prendra un pour avoir </text:span><text:span text:style-name="T174">un</text:span><text:span text:style-name="T173"> « Coffee filter » dans son inventaire.</text:span></text:p>
      <text:p text:style-name="P22"><text:tab/><text:span text:style-name="T137">Dans le </text:span><text:span text:style-name="T96">tiroir de droite</text:span><text:span text:style-name="T137"> dans lequel il y a les couverts,</text:span><text:span text:style-name="T132"> </text:span><text:span text:style-name="T173">elle prendra </text:span><text:span text:style-name="T137">un</text:span><text:span text:style-name="T132"> </text:span><text:span text:style-name="T76">couteau</text:span><text:span text:style-name="T132">.</text:span></text:p>
      <text:p text:style-name="P22"><text:tab/><text:span text:style-name="T177">Elle dira « Alright ! » avant d’utiliser le filtre à café sur la planche à découper.</text:span></text:p>
      <text:p text:style-name="P22"><text:span text:style-name="T132"><text:tab/></text:span><text:span text:style-name="T177">Ensuite elle dira « Okay, but just this once. » avant </text:span><text:span text:style-name="T98">d’</text:span><text:span text:style-name="T99">utiliser</text:span><text:span text:style-name="T176"> le </text:span><text:span text:style-name="T98">couteau</text:span><text:span text:style-name="T176"> sur la </text:span><text:span text:style-name="T99">planche à découper </text:span><text:span text:style-name="T98">avec un filtre à café</text:span><text:span text:style-name="T177"> </text:span><text:span text:style-name="T176">obtenant <text:s/>« Cutting board d’un côté » et « Half Coffee filter » de l’autre.</text:span></text:p>
      <text:p text:style-name="P20"><text:soft-page-break/><text:tab/><text:span text:style-name="T175">Elle prendra le</text:span><text:span text:style-name="T174"> </text:span><text:span text:style-name="T95">rouleau de scotch</text:span><text:span text:style-name="T174"> dans le </text:span><text:span text:style-name="T95">Top_Left_Drawer</text:span><text:span text:style-name="T174">. Pour couper un morceau de scotch, soit elle </text:span><text:span text:style-name="T95">utilisera le scotch sur lui-même</text:span><text:span text:style-name="T174">, soit elle </text:span><text:span text:style-name="T95">utilisera le couteau dessus</text:span><text:span text:style-name="T174">. </text:span><text:span text:style-name="T175">Elle obtiendra en plus un « Piece of tape ».</text:span></text:p>
      <text:p text:style-name="P5"><text:tab/><text:span text:style-name="T132">Elle </text:span><text:span text:style-name="T177">dira « Clever me ! » et </text:span><text:span text:style-name="T132">mettra son </text:span><text:span text:style-name="T76">café moulu</text:span><text:span text:style-name="T132"> dans le </text:span><text:span text:style-name="T77">demi</text:span><text:span text:style-name="T76"> filtre </text:span><text:span text:style-name="T77">à café </text:span><text:span text:style-name="T111">pour obtenir</text:span><text:span text:style-name="T91"> Ground coffee in half a filter</text:span><text:span text:style-name="T111"> </text:span><text:span text:style-name="T112">(cela peut être fait avant d’aller récupérer le scotch) </text:span><text:span text:style-name="T138">et le fermera avec un </text:span><text:span text:style-name="T77">morceau de scotch</text:span><text:span text:style-name="T138"> </text:span><text:span text:style-name="T137">qu’elle </text:span><text:span text:style-name="T175">aura </text:span><text:span text:style-name="T137">coup</text:span><text:span text:style-name="T175">é</text:span><text:span text:style-name="T137"> du rouleau. </text:span><text:span text:style-name="T177">Elle dira « Ok, it’s </text:span><text:span text:style-name="T178">now sealed. » avant d’</text:span><text:span text:style-name="T175">obtenir a « Coffee Patch ».</text:span></text:p>
      <text:p text:style-name="P5"><text:tab/><text:span text:style-name="T137">Puis</text:span><text:span text:style-name="T138"> coupera </text:span><text:span text:style-name="T175">à nouveau </text:span><text:span text:style-name="T138">un </text:span><text:span text:style-name="T77">morceau de scotch</text:span><text:span text:style-name="T138">. Et </text:span><text:span text:style-name="T175">l’utilisera sur</text:span><text:span text:style-name="T138"> le </text:span><text:span text:style-name="T77">patch au café</text:span><text:span text:style-name="T138">.</text:span></text:p>
      <text:p text:style-name="P5"><text:tab/><text:span text:style-name="T161">/!\ </text:span><text:span text:style-name="T162">IL FAUT QUE JE FASSE UNE ANIMATION POUR QUE ROWENA APPLIQUE LE PATCH SUR SON BRAS ! /!\</text:span></text:p>
      <text:p text:style-name="P23"><text:tab/><text:span text:style-name="T122">Elle décidera que ça ne marche pas au bout de </text:span><text:span text:style-name="T130">5</text:span><text:span text:style-name="T122"> secondes</text:span><text:span text:style-name="T129"> </text:span><text:span text:style-name="T130">(pendant ces 5 secondes, le joueur ne pourra plus intervenir)</text:span><text:span text:style-name="T138">. Sans doute car il est trop sec. </text:span><text:span text:style-name="T178">Elle dira </text:span><text:span text:style-name="T101">« </text:span><text:span text:style-name="T102">Darn! This thing does nothing ! » et</text:span><text:span text:style-name="T138"> enlèvera le patch </text:span><text:span text:style-name="T176">(on rejoue l’animation d’application du patch dans le son si j’en ai mis un)</text:span><text:span text:style-name="T138">.</text:span></text:p>
      <text:p text:style-name="P23"><text:tab/><text:span text:style-name="T138">Rowena </text:span><text:span text:style-name="T178">dira </text:span><text:span text:style-name="T103">« Yeah, that should make it porous... » </text:span><text:span text:style-name="T102">et </text:span><text:span text:style-name="T138">ira humidifier </text:span><text:span text:style-name="T176">(utiliser) </text:span><text:span text:style-name="T138">son </text:span><text:span text:style-name="T77">patch</text:span><text:span text:style-name="T138"> sous le </text:span><text:span text:style-name="T77">robinet de l’évier </text:span><text:span text:style-name="T163">(je dois voir si je peux trouver un son de robinet qui coule)</text:span><text:span text:style-name="T176">.</text:span></text:p>
      <text:p text:style-name="P1"><text:tab/><text:span text:style-name="T138">Replacera </text:span><text:span text:style-name="T176">(animation!) </text:span><text:span text:style-name="T138">son </text:span><text:span text:style-name="T77">patch</text:span><text:span text:style-name="T138"> sur son bras (le scotch fonctionnera encore).</text:span></text:p>
      <text:p text:style-name="P18"><text:tab/><text:span text:style-name="T122">Elle attendra à nouveau </text:span><text:span text:style-name="T123">5</text:span><text:span text:style-name="T124"> secondes, </text:span><text:span text:style-name="T131">dira </text:span><text:span text:style-name="T117">« Damn it, i</text:span><text:span text:style-name="T118">t</text:span><text:span text:style-name="T117"> doesn't work </text:span><text:span text:style-name="T119">at all</text:span><text:span text:style-name="T117">! » </text:span><text:span text:style-name="T122">: ça ne marche définitivement pas</text:span><text:span text:style-name="T138">.</text:span></text:p>
      <text:p text:style-name="P13"><text:span text:style-name="T67"><text:tab/><text:tab/></text:span></text:p>
      <text:p text:style-name="P13"><text:span text:style-name="T83"><text:tab/>Une fois fait, on ench</text:span><text:span text:style-name="T84">aî</text:span><text:span text:style-name="T83">ne sur le </text:span><text:span text:style-name="T85">t</text:span><text:span text:style-name="T86">roisième</text:span><text:span text:style-name="T83"> dialogue.</text:span></text:p>
      <text:p text:style-name="P1"/>
      <text:p text:style-name="P1"/>
      <text:p text:style-name="P1"><text:span text:style-name="T35">3</text:span><text:span text:style-name="T34">ème</text:span><text:span text:style-name="T33"> tentative :</text:span><text:span text:style-name="T2"> </text:span><text:span text:style-name="T63">faire recuire le café de la veille pris dans la poubelle</text:span><text:span text:style-name="T2">.</text:span></text:p>
      <text:p text:style-name="P1"><text:span text:style-name="T1"><text:tab/>Elle ira prendre un </text:span><text:span text:style-name="T64">verre</text:span><text:span text:style-name="T1"> dans le placard vitré à gauche de la hotte/</text:span><text:span text:style-name="T4">micro-onde</text:span><text:span text:style-name="T1"> au dessus de la gazinière et le remplira d’</text:span><text:span text:style-name="T64">eau</text:span><text:span text:style-name="T1"> au robinet.</text:span></text:p>
      <text:p text:style-name="P1"><text:span text:style-name="T1"><text:tab/>Elle videra ensuite ce verre d’</text:span><text:span text:style-name="T64">eau</text:span><text:span text:style-name="T1"> dans le réservoir de la cafetière.</text:span></text:p>
      <text:p text:style-name="P1"><text:span text:style-name="T2"><text:tab/></text:span><text:span text:style-name="T65">Rowena refusera de fouiller dans la poubelle tant qu’il ne sera pas au moins 9h10</text:span><text:span text:style-name="T105"> </text:span><text:span text:style-name="T106">(on réglera ce délai plus tard)</text:span><text:span text:style-name="T5">.</text:span></text:p>
      <text:p text:style-name="P1"><text:span text:style-name="T5"><text:tab/></text:span><text:span text:style-name="T1">Une fois l’heure atteinte, à </text:span><text:span text:style-name="T5">ce moment-là, </text:span><text:span text:style-name="T6">n’ayant plus trop le choix, </text:span><text:span text:style-name="T5">Rowena </text:span><text:span text:style-name="T6">acceptera de </text:span><text:span text:style-name="T5">fouiller dans la </text:span><text:span text:style-name="T65">poubelle</text:span><text:span text:style-name="T5"> sous l’évier pour récupérer le </text:span><text:span text:style-name="T65">filtre à café plein</text:span><text:span text:style-name="T5"> de la veille. </text:span><text:span text:style-name="T1">Le replacera dans la </text:span><text:span text:style-name="T64">cafetière</text:span><text:span text:style-name="T1"> pour le repasser. </text:span><text:span text:style-name="T64">Allumera</text:span><text:span text:style-name="T1"> la cafetière.</text:span></text:p>
      <text:p text:style-name="P1"><text:span text:style-name="T5"><text:tab/></text:span><text:span text:style-name="T1">Quand le café sera passé, elle prendra la </text:span><text:span text:style-name="T64">tasse rouge</text:span><text:span text:style-name="T1"> devant les couteaux de cuisine (à droite de la bouteille de lait sur le plan de travail) et pas celle à côté de la cafetière car elle est ébréchée. Se servira une </text:span><text:span text:style-name="T64">tasse de café</text:span><text:span text:style-name="T1"> et la boira… pour la recracher aussitôt !</text:span></text:p>
      <text:p text:style-name="P1"><text:span text:style-name="T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 svg:font-family="'Futura Std Condensed'"/>
    <style:font-face style:name="Futura Std Condensed Light" svg:font-family="'Futura Std Condensed Light'" style:font-adornments="Light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11T19:15:12.751000000</meta:creation-date>
    <dc:date>2024-07-25T12:07:14.786000000</dc:date>
    <meta:editing-duration>PT57M56S</meta:editing-duration>
    <meta:editing-cycles>9</meta:editing-cycles>
    <meta:generator>LibreOffice/24.2.3.2$Windows_X86_64 LibreOffice_project/433d9c2ded56988e8a90e6b2e771ee4e6a5ab2ba</meta:generator>
    <meta:document-statistic meta:table-count="0" meta:image-count="0" meta:object-count="0" meta:page-count="3" meta:paragraph-count="49" meta:word-count="1695" meta:character-count="9192" meta:non-whitespace-character-count="7497"/>
  </office:meta>
</office:document-meta>
</file>